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P2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officeooo:paragraph-rsid="0005c2af"/>
    </style:style>
    <style:style style:name="P3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officeooo:paragraph-rsid="000b7822"/>
    </style:style>
    <style:style style:name="P4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officeooo:paragraph-rsid="000c41ea"/>
    </style:style>
    <style:style style:name="P5" style:family="paragraph" style:parent-style-name="Standard">
      <style:paragraph-properties fo:line-height="150%" fo:text-align="justify" style:justify-single-word="false">
        <style:tab-stops>
          <style:tab-stop style:position="14cm" style:type="right"/>
        </style:tab-stops>
      </style:paragraph-properties>
    </style:style>
    <style:style style:name="P6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3.52cm"/>
        </style:tab-stops>
      </style:paragraph-properties>
    </style:style>
    <style:style style:name="P7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paragraph-rsid="000f3c44" style:font-size-asian="12pt" style:font-name-complex="Times New Roman2" style:font-size-complex="12pt"/>
    </style:style>
    <style:style style:name="P8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c41ea" style:font-size-asian="12pt" style:font-name-complex="Times New Roman2" style:font-size-complex="12pt"/>
    </style:style>
    <style:style style:name="P9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dd1c2" style:font-size-asian="12pt" style:font-name-complex="Times New Roman2" style:font-size-complex="12pt"/>
    </style:style>
    <style:style style:name="P10" style:family="paragraph" style:parent-style-name="Standard">
      <style:paragraph-properties fo:line-height="150%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f3c44" style:font-size-asian="12pt" style:font-name-complex="Times New Roman2" style:font-size-complex="12pt"/>
    </style:style>
    <style:style style:name="P11" style:family="paragraph" style:parent-style-name="Standard" style:master-page-name="">
      <style:paragraph-properties fo:line-height="150%" style:page-number="auto">
        <style:tab-stops>
          <style:tab-stop style:position="13.002cm" style:leader-style="dotted" style:leader-text="."/>
          <style:tab-stop style:position="13.52cm"/>
        </style:tab-stops>
      </style:paragraph-properties>
      <style:text-properties officeooo:paragraph-rsid="000b7822"/>
    </style:style>
    <style:style style:name="P12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style:font-name="Times New Roman" fo:font-size="12pt" fo:language="id" fo:country="ID" officeooo:rsid="0009d402" officeooo:paragraph-rsid="000dd1c2" style:font-size-asian="12pt" style:font-name-complex="Times New Roman2" style:font-size-complex="12pt"/>
    </style:style>
    <style:style style:name="P13" style:family="paragraph" style:parent-style-name="Standard" style:master-page-name="">
      <style:paragraph-properties fo:line-height="150%" style:page-number="auto" fo:break-before="auto" fo:break-after="auto">
        <style:tab-stops>
          <style:tab-stop style:position="13.002cm" style:leader-style="dotted" style:leader-text="."/>
          <style:tab-stop style:position="14cm" style:type="right"/>
        </style:tab-stops>
      </style:paragraph-properties>
      <style:text-properties officeooo:paragraph-rsid="000b7822"/>
    </style:style>
    <style:style style:name="P14" style:family="paragraph" style:parent-style-name="Standard" style:master-page-name="First_20_Page">
      <style:paragraph-properties fo:line-height="150%" fo:text-align="center" style:justify-single-word="false" style:page-number="5"/>
      <style:text-properties style:font-name="Times New Roman" fo:font-size="12pt" fo:font-weight="bold" style:font-size-asian="12pt" style:font-weight-asian="bold" style:font-name-complex="Times New Roman2" style:font-size-complex="12pt"/>
    </style:style>
    <style:style style:name="P15" style:family="paragraph" style:parent-style-name="Footer" style:master-page-name="First_20_Page">
      <style:paragraph-properties fo:text-align="center" style:justify-single-word="false" style:page-number="5"/>
    </style:style>
    <style:style style:name="T1" style:family="text">
      <style:text-properties style:font-name="Times New Roman" fo:font-size="12pt" style:font-size-asian="12pt" style:font-name-complex="Times New Roman2" style:font-size-complex="12pt"/>
    </style:style>
    <style:style style:name="T2" style:family="text">
      <style:text-properties style:font-name="Times New Roman" fo:font-size="12pt" officeooo:rsid="000b7822" style:font-size-asian="12pt" style:font-name-complex="Times New Roman2" style:font-size-complex="12pt"/>
    </style:style>
    <style:style style:name="T3" style:family="text">
      <style:text-properties style:font-name="Times New Roman" fo:font-size="12pt" officeooo:rsid="000c41ea" style:font-size-asian="12pt" style:font-name-complex="Times New Roman2" style:font-size-complex="12pt"/>
    </style:style>
    <style:style style:name="T4" style:family="text">
      <style:text-properties style:font-name="Times New Roman" fo:font-size="12pt" fo:language="id" fo:country="ID" style:font-size-asian="12pt" style:font-name-complex="Times New Roman2" style:font-size-complex="12pt"/>
    </style:style>
    <style:style style:name="T5" style:family="text">
      <style:text-properties style:font-name="Times New Roman" fo:font-size="12pt" fo:language="id" fo:country="ID" officeooo:rsid="0005c2af" style:font-size-asian="12pt" style:font-name-complex="Times New Roman2" style:font-size-complex="12pt"/>
    </style:style>
    <style:style style:name="T6" style:family="text">
      <style:text-properties style:font-name="Times New Roman" fo:font-size="12pt" fo:language="id" fo:country="ID" officeooo:rsid="0008af4d" style:font-size-asian="12pt" style:font-name-complex="Times New Roman2" style:font-size-complex="12pt"/>
    </style:style>
    <style:style style:name="T7" style:family="text">
      <style:text-properties style:font-name="Times New Roman" fo:font-size="12pt" fo:language="id" fo:country="ID" officeooo:rsid="0009d402" style:font-size-asian="12pt" style:font-name-complex="Times New Roman2" style:font-size-complex="12pt"/>
    </style:style>
    <style:style style:name="T8" style:family="text">
      <style:text-properties style:font-name="Times New Roman" fo:font-size="12pt" fo:language="id" fo:country="ID" officeooo:rsid="000b685a" style:font-size-asian="12pt" style:font-name-complex="Times New Roman2" style:font-size-complex="12pt"/>
    </style:style>
    <style:style style:name="T9" style:family="text">
      <style:text-properties style:font-name="Times New Roman" fo:font-size="12pt" fo:language="id" fo:country="ID" officeooo:rsid="000b7822" style:font-size-asian="12pt" style:font-name-complex="Times New Roman2" style:font-size-complex="12pt"/>
    </style:style>
    <style:style style:name="T10" style:family="text">
      <style:text-properties style:font-name="Times New Roman" fo:font-size="12pt" fo:language="id" fo:country="ID" officeooo:rsid="000c41ea" style:font-size-asian="12pt" style:font-name-complex="Times New Roman2" style:font-size-complex="12pt"/>
    </style:style>
    <style:style style:name="T11" style:family="text">
      <style:text-properties style:font-name="Times New Roman" fo:font-size="12pt" fo:language="id" fo:country="ID" officeooo:rsid="0014da03" style:font-size-asian="12pt" style:font-name-complex="Times New Roman2" style:font-size-complex="12pt"/>
    </style:style>
    <style:style style:name="T12" style:family="text">
      <style:text-properties style:font-name="Times New Roman" fo:font-size="12pt" fo:language="id" fo:country="ID" fo:font-weight="normal" officeooo:rsid="000b7822" style:font-size-asian="12pt" style:font-weight-asian="normal" style:font-name-complex="Times New Roman2" style:font-size-complex="12pt" style:font-weight-complex="normal"/>
    </style:style>
    <style:style style:name="T13" style:family="text">
      <style:text-properties style:font-name="Times New Roman" fo:font-size="12pt" fo:language="id" fo:country="ID" fo:font-weight="normal" officeooo:rsid="000c41ea" style:font-size-asian="12pt" style:font-weight-asian="normal" style:font-name-complex="Times New Roman2" style:font-size-complex="12pt" style:font-weight-complex="normal"/>
    </style:style>
    <style:style style:name="T14" style:family="text">
      <style:text-properties style:font-name="Times New Roman" fo:font-size="12pt" fo:font-weight="normal" style:font-size-asian="12pt" style:font-weight-asian="normal" style:font-name-complex="Times New Roman2" style:font-size-complex="12pt" style:font-weight-complex="normal"/>
    </style:style>
    <style:style style:name="T15" style:family="text">
      <style:text-properties style:font-name="Times New Roman" fo:font-size="12pt" fo:font-weight="normal" officeooo:rsid="000b7822" style:font-size-asian="12pt" style:font-weight-asian="normal" style:font-name-complex="Times New Roman2" style:font-size-complex="12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oBack"/>DAFTAR GAMBAR</text:p>
      <text:p text:style-name="P5"><text:span text:style-name="T4">Gambar <text:tab/> <text:s text:c="3"/></text:span><text:span text:style-name="T1">Halaman</text:span></text:p>
      <text:p text:style-name="P11"><text:span text:style-name="T1">Gambar </text:span><text:span text:style-name="T2">2</text:span><text:span text:style-name="T1">.1 </text:span><text:span text:style-name="T2">Kerangka Berpikir</text:span><text:span text:style-name="T8"><text:tab/><text:tab/></text:span><text:span text:style-name="T11">19</text:span></text:p>
      <text:p text:style-name="P6"><text:span text:style-name="T1">Gambar 3.1 </text:span><text:span text:style-name="T2">Struktur Organisasi</text:span><text:span text:style-name="T8"><text:tab/><text:tab/></text:span><text:span text:style-name="T9">23</text:span></text:p>
      <text:p text:style-name="P2"><text:span text:style-name="T1">Gambar </text:span><text:span text:style-name="T2">3</text:span><text:span text:style-name="T1">.</text:span><text:span text:style-name="T2">2</text:span><text:span text:style-name="T1"> </text:span><text:span text:style-name="T2">Analisa Sistem Berjalan</text:span><text:span text:style-name="T4"><text:tab/><text:tab/></text:span><text:span text:style-name="T5">3</text:span><text:span text:style-name="T9">4</text:span></text:p>
      <text:p text:style-name="P3"><text:span text:style-name="T1">Gambar </text:span><text:span text:style-name="T2">3.3</text:span><text:span text:style-name="T1"> </text:span><text:span text:style-name="T2">Use Case Diagram Sistem Berjalan</text:span><text:span text:style-name="T14"><text:tab/><text:tab/></text:span><text:span text:style-name="T5">3</text:span><text:span text:style-name="T9">7</text:span></text:p>
      <text:p text:style-name="P3"><text:span text:style-name="T1">Gambar </text:span><text:span text:style-name="T2">3.4</text:span><text:span text:style-name="T1"> </text:span><text:span text:style-name="T2">Sequence Diagram Sistem Berjalan</text:span><text:span text:style-name="T4"> <text:tab/><text:tab/></text:span><text:span text:style-name="T6">3</text:span><text:span text:style-name="T9">7</text:span></text:p>
      <text:p text:style-name="P11"><text:span text:style-name="T1">Gambar </text:span><text:span text:style-name="T2">3.5</text:span><text:span text:style-name="T1"> </text:span><text:span text:style-name="T2">Activity Sistem Berjalan</text:span><text:span text:style-name="T8"><text:tab/><text:tab/></text:span><text:span text:style-name="T5">3</text:span><text:span text:style-name="T9">8</text:span></text:p>
      <text:p text:style-name="P3"><text:span text:style-name="T4">Gambar </text:span><text:span text:style-name="T9">3.6</text:span><text:span text:style-name="T4"> </text:span><text:span text:style-name="T9">ERD Sistem Berjalan</text:span><text:span text:style-name="T4"><text:tab/><text:tab/></text:span><text:span text:style-name="T5">3</text:span><text:span text:style-name="T9">9</text:span></text:p>
      <text:p text:style-name="P3"><text:span text:style-name="T1">Gambar 4.</text:span><text:span text:style-name="T2">1</text:span><text:span text:style-name="T1"> </text:span><text:span text:style-name="T2">Use Case</text:span><text:span text:style-name="T14"><text:tab/><text:tab/></text:span><text:span text:style-name="T12">40</text:span></text:p>
      <text:p text:style-name="P3"><text:span text:style-name="T7">Gambar 4.</text:span><text:span text:style-name="T9">2</text:span><text:span text:style-name="T7"> </text:span><text:span text:style-name="T9">Activity Login</text:span><text:span text:style-name="T7"> <text:tab/><text:tab/></text:span><text:span text:style-name="T9">42</text:span></text:p>
      <text:p text:style-name="P3"><text:span text:style-name="T1">Gambar 4.</text:span><text:span text:style-name="T2">3</text:span><text:span text:style-name="T1"> </text:span><text:span text:style-name="T9">Activity Kelola <text:s/>Alumni</text:span><text:span text:style-name="T14"><text:tab/><text:tab/></text:span><text:span text:style-name="T12">43</text:span></text:p>
      <text:p text:style-name="P3"><text:span text:style-name="T7">Gambar 4.</text:span><text:span text:style-name="T9">4</text:span><text:span text:style-name="T7"> </text:span><text:span text:style-name="T9">Activity Kelola <text:s/>Users</text:span><text:span text:style-name="T7"> <text:tab/><text:tab/></text:span><text:span text:style-name="T9">44</text:span></text:p>
      <text:p text:style-name="P3"><text:span text:style-name="T1">Gambar 4.</text:span><text:span text:style-name="T2">5</text:span><text:span text:style-name="T1"> </text:span><text:span text:style-name="T9">Activity Kelola <text:s/>Program Studi</text:span><text:span text:style-name="T14"><text:tab/><text:tab/></text:span><text:span text:style-name="T12">45</text:span></text:p>
      <text:p text:style-name="P3"><text:span text:style-name="T7">Gambar 4.</text:span><text:span text:style-name="T9">6</text:span><text:span text:style-name="T7"> </text:span><text:span text:style-name="T9">Activity Kelola <text:s/>Berita</text:span><text:span text:style-name="T7"> <text:tab/><text:tab/></text:span><text:span text:style-name="T9">46</text:span></text:p>
      <text:p text:style-name="P3"><text:span text:style-name="T1">Gambar 4.</text:span><text:span text:style-name="T2">7</text:span><text:span text:style-name="T1"> </text:span><text:span text:style-name="T9">Activity Kelola <text:s/>Lowongan Pekerjaan</text:span><text:span text:style-name="T14"><text:tab/><text:tab/></text:span><text:span text:style-name="T12">47</text:span></text:p>
      <text:p text:style-name="P3"><text:span text:style-name="T7">Gambar 4.</text:span><text:span text:style-name="T9">8</text:span><text:span text:style-name="T7"> </text:span><text:span text:style-name="T9">Activity Input Kuesioner</text:span><text:span text:style-name="T7"> <text:tab/><text:tab/></text:span><text:span text:style-name="T9">48</text:span></text:p>
      <text:p text:style-name="P3"><text:span text:style-name="T1">Gambar 4.</text:span><text:span text:style-name="T2">9</text:span><text:span text:style-name="T1"> </text:span><text:span text:style-name="T9">Activity Laporan</text:span><text:span text:style-name="T14"><text:tab/><text:tab/></text:span><text:span text:style-name="T12">49</text:span></text:p>
      <text:p text:style-name="P3"><text:span text:style-name="T7">Gambar 4.</text:span><text:span text:style-name="T9">10</text:span><text:span text:style-name="T7"> </text:span><text:span text:style-name="T9">Activity Kelola Fakultas</text:span><text:span text:style-name="T7"> <text:tab/><text:tab/></text:span><text:span text:style-name="T9">50</text:span></text:p>
      <text:p text:style-name="P3"><text:span text:style-name="T1">Gambar 4.</text:span><text:span text:style-name="T2">11 </text:span><text:span text:style-name="T9">Activity Kelola <text:s/>Kuesioner</text:span><text:span text:style-name="T14"><text:tab/><text:tab/></text:span><text:span text:style-name="T15">5</text:span><text:span text:style-name="T12">1</text:span></text:p>
      <text:p text:style-name="P13"><text:soft-page-break/><text:span text:style-name="T7">Gambar 4.</text:span><text:span text:style-name="T9">12</text:span><text:span text:style-name="T7"> </text:span><text:span text:style-name="T9">Activity </text:span><text:span text:style-name="T10">Kelola Agenda</text:span><text:span text:style-name="T7"> <text:tab/><text:tab/></text:span><text:span text:style-name="T10">52</text:span></text:p>
      <text:p text:style-name="P4"><text:span text:style-name="T1">Gambar 4.</text:span><text:span text:style-name="T2">1</text:span><text:span text:style-name="T3">3</text:span><text:span text:style-name="T2"> </text:span><text:span text:style-name="T9">Activity Kelola <text:s/></text:span><text:span text:style-name="T10">Homepage</text:span><text:span text:style-name="T14"><text:tab/><text:tab/></text:span><text:span text:style-name="T15">5</text:span><text:span text:style-name="T13">3</text:span></text:p>
      <text:p text:style-name="P8">Gambar 4.14 Activity Alumni Login <text:tab/><text:tab/>54</text:p>
      <text:p text:style-name="P8">Gambar 4.15 Activity Alumni Logout <text:tab/><text:tab/>55</text:p>
      <text:p text:style-name="P8">Gambar 4.16 Activity Admin Logout <text:tab/><text:tab/>56</text:p>
      <text:p text:style-name="P8">Gambar 4.17 Sequence Diagram Login <text:tab/><text:tab/>57</text:p>
      <text:p text:style-name="P8">Gambar 4.18 Sequence Diagram Kelola Users <text:tab/><text:tab/>58</text:p>
      <text:p text:style-name="P8">Gambar 4.19 Sequence Diagram Alumni <text:tab/><text:tab/>58</text:p>
      <text:p text:style-name="P8">Gambar 4.20 Sequence Diagram Kelola Agenda <text:tab/><text:tab/>59</text:p>
      <text:p text:style-name="P8">Gambar 4.21 Sequence Diagram Kelola Berita <text:tab/><text:tab/>60</text:p>
      <text:p text:style-name="P8">Gambar 4.22 Sequence Diagram Kelola Fakultas <text:tab/><text:tab/>60</text:p>
      <text:p text:style-name="P8">Gambar 4.21 Sequence Diagram Kelola Program Studi <text:tab/><text:tab/>61</text:p>
      <text:p text:style-name="P8">Gambar 4.23 Sequence Diagram Kelola Lowongan Pekerjaan <text:tab/><text:tab/>61</text:p>
      <text:p text:style-name="P8">Gambar 4.24 Sequence Diagram Kelola Kuesioner <text:tab/><text:tab/>62</text:p>
      <text:p text:style-name="P8">Gambar 4.25 Sequence Diagram Isi Kuesioner <text:tab/><text:tab/>62</text:p>
      <text:p text:style-name="P8">Gambar 4.26 Sequence Diagram Update Profile <text:tab/><text:tab/>63</text:p>
      <text:p text:style-name="P8">Gambar 4.27 Sequence Diagram Laporan<text:tab/><text:tab/>63</text:p>
      <text:p text:style-name="P8">Gambar 4.28 Class Diagram <text:tab/><text:tab/>57</text:p>
      <text:p text:style-name="P8">Gambar 4.29 Entity Relationship Diagram <text:tab/><text:tab/>58</text:p>
      <text:p text:style-name="P8">Gambar 4.30 Struktur Tampilan Menu Admin <text:tab/><text:tab/>76</text:p>
      <text:p text:style-name="P9"><text:soft-page-break/>Gambar 4.31 Struktur Tampilan Menu Alumni <text:tab/><text:tab/>76</text:p>
      <text:p text:style-name="P9">Gambar 4.32 Struktur Tampilan Menu Pimpinan <text:tab/><text:tab/>77</text:p>
      <text:p text:style-name="P8">Gambar 4.33 Rancangan Tampilan Login <text:tab/><text:tab/>77</text:p>
      <text:p text:style-name="P9">Gambar 4.34 Rancangan Tampilan Menu Admin <text:tab/><text:tab/>78</text:p>
      <text:p text:style-name="P9">Gambar 4.35 Rancangan Tampilan Form Tambah Fakultas <text:tab/><text:tab/>78</text:p>
      <text:p text:style-name="P9">Gambar 4.36 Rancangan Tampilan Form Tambah Program Studi <text:tab/><text:tab/>79</text:p>
      <text:p text:style-name="P9">Gambar 4.37 Rancangan Tampilan Form Tambah Alumni <text:tab/><text:tab/>79</text:p>
      <text:p text:style-name="P9">Gambar 4.38 Rancangan Tampilan Form Tambah User <text:tab/><text:tab/>80</text:p>
      <text:p text:style-name="P9">Gambar 4.39 Rancangan Tampilan Users <text:tab/><text:tab/>80</text:p>
      <text:p text:style-name="P9">Gambar 4.40 Rancangan Tampilan Alumni <text:tab/><text:tab/>81</text:p>
      <text:p text:style-name="P9">Gambar 4.41 Rancangan Tampilan Fakultas <text:tab/><text:tab/>81</text:p>
      <text:p text:style-name="P9">Gambar 4.42 Rancangan Tampilan Program Studi <text:tab/><text:tab/>82</text:p>
      <text:p text:style-name="P12">Gambar 4.43 Rancangan Tampilan Lowongan Pekerjaan <text:tab/><text:tab/>82</text:p>
      <text:p text:style-name="P9">Gambar 4.44 Rancangan Tampilan Laporan <text:tab/><text:tab/>83</text:p>
      <text:p text:style-name="P9">Gambar 4.45 Form Login <text:tab/><text:tab/>87</text:p>
      <text:p text:style-name="P9">Gambar 4.46 Form Forgot Password <text:tab/><text:tab/>88</text:p>
      <text:p text:style-name="P9">Gambar 4.47 Dashboard Admin<text:tab/><text:tab/>88</text:p>
      <text:p text:style-name="P9">Gambar 4.48 Tampilan Data User<text:tab/><text:tab/>89</text:p>
      <text:p text:style-name="P9">Gambar 4.49 Tampilan Data Alumni <text:tab/><text:tab/>89</text:p>
      <text:p text:style-name="P9">Gambar 4.50 Form Alumni <text:tab/><text:tab/>90</text:p>
      <text:p text:style-name="P9"><text:soft-page-break/>Gambar 4.51 Detail Alumni<text:tab/><text:tab/>90</text:p>
      <text:p text:style-name="P9">Gambar 4.52 Form Program Studi<text:tab/><text:tab/>91</text:p>
      <text:p text:style-name="P9">Gambar 4.53 Tampilan Data Program Studi <text:tab/><text:tab/>91</text:p>
      <text:p text:style-name="P9">Gambar 4.54 Halaman Utama <text:tab/><text:tab/>92</text:p>
      <text:p text:style-name="P10">Gambar 4.55 Form Struktur <text:tab/><text:tab/>92</text:p>
      <text:p text:style-name="P10">Gambar 4.56 Edit Data Struktur <text:tab/><text:tab/>93</text:p>
      <text:p text:style-name="P10">Gambar 4.57 Halaman Lowongan Pekerjaan <text:tab/><text:tab/>93</text:p>
      <text:p text:style-name="P10">Gambar 4.58 Halaman Kuesioner <text:tab/><text:tab/>94</text:p>
      <text:p text:style-name="P10">Gambar 4.59 Halaman Laporan <text:tab/><text:tab/>94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 style:master-page-name="">
      <loext:graphic-properties draw:fill="none" draw:fill-color="#729fcf"/>
      <style:paragraph-properties fo:margin-top="0cm" fo:margin-bottom="0cm" loext:contextual-spacing="false" fo:line-height="100%" style:page-number="auto" fo:background-color="transparent" style:shadow="none">
        <style:tab-stops>
          <style:tab-stop style:position="8.255cm" style:type="center"/>
          <style:tab-stop style:position="16.51cm" style:type="right"/>
        </style:tab-stops>
      </style:paragraph-properties>
      <style:text-properties style:font-name="Times New Roman1" fo:font-family="'Times New Roman'" style:font-style-name="Regular" style:font-family-generic="roman" style:font-pitch="variable" fo:font-size="12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Times New Roman" fo:font-size="12pt" style:font-size-asian="12pt" style:font-name-complex="Times New Roman2" style:font-size-complex="12pt"/>
    </style:style>
    <style:style style:name="MP2" style:family="paragraph" style:parent-style-name="Footer" style:master-page-name="First_20_Page">
      <style:paragraph-properties fo:text-align="center" style:justify-single-word="false" style:page-number="5"/>
    </style:style>
    <style:page-layout style:name="Mpm1">
      <style:page-layout-properties fo:page-width="21.001cm" fo:page-height="29.7cm" style:num-format="i" style:print-orientation="portrait" fo:margin-top="4.001cm" fo:margin-bottom="3cm" fo:margin-left="4.001cm" fo:margin-right="3cm" style:shadow="none" style:writing-mode="lr-tb" style:layout-grid-color="#c0c0c0" style:layout-grid-lines="35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i" style:print-orientation="portrait" fo:margin-top="4.001cm" fo:margin-bottom="3cm" fo:margin-left="4.001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viii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2"><text:page-number style:num-format="i" text:select-page="current">v</text:page-number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4T23:49:00</meta:creation-date>
    <meta:initial-creator>USER</meta:initial-creator>
    <dc:language>id-ID</dc:language>
    <meta:print-date>2016-06-20T21:40:00</meta:print-date>
    <dc:date>2019-09-16T23:10:32.094000000</dc:date>
    <meta:editing-cycles>8</meta:editing-cycles>
    <meta:editing-duration>PT39M37S</meta:editing-duration>
    <meta:generator>LibreOffice/6.0.4.2$Windows_X86_64 LibreOffice_project/9b0d9b32d5dcda91d2f1a96dc04c645c450872bf</meta:generator>
    <meta:document-statistic meta:table-count="0" meta:image-count="0" meta:object-count="0" meta:page-count="4" meta:paragraph-count="71" meta:word-count="426" meta:character-count="2788" meta:non-whitespace-character-count="230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